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in" table:align="left"/>
    </style:style>
    <style:style style:name="Table1.A" style:family="table-column">
      <style:table-column-properties style:column-width="1.1486in"/>
    </style:style>
    <style:style style:name="Table1.B" style:family="table-column">
      <style:table-column-properties style:column-width="2.3514in"/>
    </style:style>
    <style:style style:name="Table1.C" style:family="table-column">
      <style:table-column-properties style:column-width="0.8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08299b"/>
    </style:style>
    <style:style style:name="P5" style:family="paragraph" style:parent-style-name="Standard">
      <style:text-properties officeooo:paragraph-rsid="000829f0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able_20_Contents">
      <style:text-properties officeooo:rsid="0019d3d4" officeooo:paragraph-rsid="0019d3d4"/>
    </style:style>
    <style:style style:name="P8" style:family="paragraph" style:parent-style-name="Table_20_Contents">
      <style:text-properties officeooo:paragraph-rsid="001b8503"/>
    </style:style>
    <style:style style:name="P9" style:family="paragraph" style:parent-style-name="Table_20_Contents">
      <style:text-properties officeooo:paragraph-rsid="001e3e2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51511" style:font-size-asian="12pt" style:font-size-complex="12pt"/>
    </style:style>
    <style:style style:name="T7" style:family="text">
      <style:text-properties fo:font-size="12pt" officeooo:rsid="0019d3d4" style:font-size-asian="12pt" style:font-size-complex="12pt"/>
    </style:style>
    <style:style style:name="T8" style:family="text">
      <style:text-properties officeooo:rsid="0010d0c6"/>
    </style:style>
    <style:style style:name="T9" style:family="text">
      <style:text-properties officeooo:rsid="001391b1"/>
    </style:style>
    <style:style style:name="T10" style:family="text">
      <style:text-properties officeooo:rsid="00169270"/>
    </style:style>
    <style:style style:name="T11" style:family="text">
      <style:text-properties officeooo:rsid="001b8503"/>
    </style:style>
    <style:style style:name="T12" style:family="text">
      <style:text-properties officeooo:rsid="001cc876"/>
    </style:style>
    <style:style style:name="T13" style:family="text">
      <style:text-properties officeooo:rsid="001e3e28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5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8">7</text:span></text:p>
      <text:p text:style-name="P5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2">2</text:span></text:p>
      <text:p text:style-name="P2"/>
      <text:p text:style-name="P4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7">3.1</text:span></text:span><text:span text:style-name="Strong_20_Emphasis"><text:span text:style-name="T3"> <text:s/></text:span></text:span><text:span text:style-name="Strong_20_Emphasis"><text:span text:style-name="T7">Engineering Terms</text:span></text:span><text:span text:style-name="Strong_20_Emphasis"><text:span text:style-name="T6">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4"/>
              <table:table-header-rows>
                <table:table-row table:style-name="Table1.1">
                  <table:table-cell table:style-name="Table1.A1" office:value-type="string">
                    <text:p text:style-name="Table_20_Heading"><text:bookmark text:name="**criteria**"/><text:span text:style-name="Strong_20_Emphasis">Criteria</text:span><text:bookmark text:name="**5_points_(excellent)**"/></text:p>
                  </table:table-cell>
                  <table:table-cell table:style-name="Table1.A1" office:value-type="string">
                    <text:p text:style-name="Table_20_Heading"><text:span text:style-name="Strong_20_Emphasis">5 Points (Excellent)</text:span><text:bookmark text:name="**4_points_(very_good)**"/></text:p>
                  </table:table-cell>
                  <table:table-cell table:style-name="Table1.A1" office:value-type="string">
                    <text:p text:style-name="Table_20_Heading"><text:span text:style-name="Strong_20_Emphasis">4 Points</text:span><text:bookmark text:name="**3_points_(satisfactory)**"/></text:p>
                  </table:table-cell>
                  <table:table-cell table:style-name="Table1.A1" office:value-type="string">
                    <text:p text:style-name="Table_20_Heading"><text:span text:style-name="Strong_20_Emphasis">3 Points</text:span><text:bookmark text:name="**2_points_(needs_improvement)**"/></text:p>
                  </table:table-cell>
                  <table:table-cell table:style-name="Table1.A1" office:value-type="string">
                    <text:p text:style-name="Table_20_Heading"><text:span text:style-name="Strong_20_Emphasis">2 Points</text:span><text:bookmark text:name="**1_point_(unsatisfactory)**"/></text:p>
                  </table:table-cell>
                  <table:table-cell table:style-name="Table1.A1" office:value-type="string">
                    <text:p text:style-name="Table_20_Heading"><text:span text:style-name="Strong_20_Emphasis">1 Point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8"><text:span text:style-name="Strong_20_Emphasis"><text:span text:style-name="T11">Definitions</text:span></text:span></text:p>
                  <text:p text:style-name="P9"><text:span text:style-name="Strong_20_Emphasis"><text:span text:style-name="T13">System = 8</text:span></text:span></text:p>
                  <text:p text:style-name="P9"><text:span text:style-name="Strong_20_Emphasis"><text:span text:style-name="T13">Int. Prop. = 4</text:span></text:span></text:p>
                  <text:p text:style-name="P9"><text:span text:style-name="Strong_20_Emphasis"><text:span text:style-name="T13">Ext. Prop. = 6</text:span></text:span></text:p>
                  <text:p text:style-name="P9"><text:span text:style-name="Strong_20_Emphasis"><text:span text:style-name="T13">Con. Laws = 5</text:span></text:span></text:p>
                  <text:p text:style-name="P9"><text:span text:style-name="Strong_20_Emphasis"/></text:p>
                  <text:p text:style-name="P9"><text:span text:style-name="Strong_20_Emphasis"><text:span text:style-name="T13">Total = 23</text:span></text:span></text:p>
                </table:table-cell>
                <table:table-cell table:style-name="Table1.A1" office:value-type="string">
                  <text:p text:style-name="P7">Complete definitions:</text:p>
                  <text:p text:style-name="P7">System </text:p>
                  <text:p text:style-name="P7">(open, closed, isolated, boundary, surroundings, interactions/flows, state, properties)</text:p>
                  <text:p text:style-name="P7"/>
                  <text:p text:style-name="P7">Intensive property</text:p>
                  <text:p text:style-name="P7">(temperature, pressure, velocity, density)</text:p>
                  <text:p text:style-name="P7"><text:tab/><text:tab/></text:p>
                  <text:p text:style-name="P7">Extensive property</text:p>
                  <text:p text:style-name="P7">(mass, charge, linear momentum, angular momentum, energy, and entropy)</text:p>
                  <text:p text:style-name="P7"/>
                  <text:p text:style-name="P7">Conservation laws</text:p>
                  <text:p text:style-name="P7">(mass, charge, linear momentum, angular momentum, energy)</text:p>
                </table:table-cell>
                <table:table-cell table:style-name="Table1.A1" office:value-type="string">
                  <text:p text:style-name="P7">Partial definitions</text:p>
                </table:table-cell>
                <table:table-cell table:style-name="Table1.A1" office:value-type="string">
                  <text:p text:style-name="P7">Incomplete definitions</text:p>
                </table:table-cell>
                <table:table-cell table:style-name="Table1.A1" office:value-type="string">
                  <text:p text:style-name="P7">Missing most definitions</text:p>
                </table:table-cell>
                <table:table-cell table:style-name="Table1.A1" office:value-type="string">
                  <text:p text:style-name="P7">Missing all definitions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Translation Quality </text:span></text:p>
                </table:table-cell>
                <table:table-cell table:style-name="Table1.A1" office:value-type="string">
                  <text:p text:style-name="Table_20_Contents">Flawless, nuanced translation maintaining original meaning and academic tone</text:p>
                </table:table-cell>
                <table:table-cell table:style-name="Table1.A1" office:value-type="string">
                  <text:p text:style-name="Table_20_Contents">Accurate translation with minor linguistic refinements needed</text:p>
                </table:table-cell>
                <table:table-cell table:style-name="Table1.A1" office:value-type="string">
                  <text:p text:style-name="Table_20_Contents">Comprehensible translation with some linguistic inconsistencies</text:p>
                </table:table-cell>
                <table:table-cell table:style-name="Table1.A1" office:value-type="string">
                  <text:p text:style-name="Table_20_Contents">Partial or awkward translation</text:p>
                </table:table-cell>
                <table:table-cell table:style-name="Table1.A1" office:value-type="string">
                  <text:p text:style-name="Table_20_Contents">Incorrect or incomprehensible translation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Reference </text:span><text:span text:style-name="Strong_20_Emphasis"><text:span text:style-name="T10">Quality</text:span></text:span></text:p>
                </table:table-cell>
                <table:table-cell table:style-name="Table1.A1" office:value-type="string">
                  <text:p text:style-name="Table_20_Contents">Exceptional use of high-quality, current scholarly sources with sophisticated integration</text:p>
                </table:table-cell>
                <table:table-cell table:style-name="Table1.A1" office:value-type="string">
                  <text:p text:style-name="Table_20_Contents">Strong reference usage with appropriate citations</text:p>
                </table:table-cell>
                <table:table-cell table:style-name="Table1.A1" office:value-type="string">
                  <text:p text:style-name="Table_20_Contents">Adequate reference inclusion with basic citation</text:p>
                </table:table-cell>
                <table:table-cell table:style-name="Table1.A1" office:value-type="string">
                  <text:p text:style-name="Table_20_Contents">Limited or inappropriate reference usage</text:p>
                </table:table-cell>
                <table:table-cell table:style-name="Table1.A1" office:value-type="string">
                  <text:p text:style-name="Table_20_Contents">No credible sources used</text:p>
                </table:table-cell>
              </table:table-row>
            </table:table>
          </text:section>
          <text:p text:style-name="Text_20_body"><text:span text:style-name="Strong_20_Emphasis"/></text:p>
          <text:p text:style-name="Text_20_body"><text:soft-page-break/><text:span text:style-name="Strong_20_Emphasis">A</text:span><text:span text:style-name="Strong_20_Emphasis"><text:span text:style-name="T9">ssignment</text:span></text:span></text:p>
          <text:p text:style-name="P6">HW_03.1</text:p>
          <text:p text:style-name="P6">Write extended and complete definitions (in both English and Spanish) for the following terms and concepts:</text:p>
          <text:p text:style-name="P6"><text:tab/>System</text:p>
          <text:p text:style-name="P6"><text:tab/><text:tab/>(open, closed, isolated, boundary, surroundings, interactions/flows, state, properties)</text:p>
          <text:p text:style-name="P6"><text:tab/><text:tab/></text:p>
          <text:p text:style-name="P6"><text:tab/>Intensive property</text:p>
          <text:p text:style-name="P6"><text:tab/><text:tab/>(temperature, pressure, velocity, density)</text:p>
          <text:p text:style-name="P6"><text:tab/><text:tab/></text:p>
          <text:p text:style-name="P6"><text:tab/>Extensive property</text:p>
          <text:p text:style-name="P6"><text:tab/><text:tab/>(mass, charge, linear momentum, angular momentum, energy, and entropy)</text:p>
          <text:p text:style-name="P6"/>
          <text:p text:style-name="P6"><text:tab/>Conservation laws</text:p>
          <text:p text:style-name="P6"><text:tab/><text:tab/>(mass, charge, linear momentum, angular momentum, energy)</text:p>
          <text:p text:style-name="P6"><text:tab/><text:tab/></text:p>
          <text:p text:style-name="P6"><text:s/>As a point of reference see p 29-32, *Richards_BASIC-ENGINEERING-SCIENCE.pdf. The standard format applies.</text:p>
        </text:section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1:02:17.865430283</dc:date>
    <meta:editing-duration>PT57M20S</meta:editing-duration>
    <meta:editing-cycles>26</meta:editing-cycles>
    <meta:generator>LibreOffice/7.3.7.2$Linux_X86_64 LibreOffice_project/30$Build-2</meta:generator>
    <meta:document-statistic meta:table-count="1" meta:image-count="1" meta:object-count="0" meta:page-count="2" meta:paragraph-count="61" meta:word-count="245" meta:character-count="1956" meta:non-whitespace-character-count="1732"/>
  </office:meta>
</office:document-meta>
</file>